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This Joker gains +2 chips for each card scored.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up to 1 card per hand.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1">Debuffs Joker to the right of it.</text:p>
      <text:h text:style-name="P2" text:outline-level="2">Eskickis</text:h>
      <text:p text:style-name="Text_20_body"/>
      <text:h text:style-name="P2" text:outline-level="2">NillaCorn</text:h>
      <text:p text:style-name="P1">Uncommon</text:p>
      <text:p text:style-name="Text_20_body"/>
      <text:p text:style-name="P1">+100 Chips</text:p>
      <text:p text:style-name="P1">+5 Chips for every hand played.</text:p>
      <text:h text:style-name="P2" text:outline-level="2">Jugashley</text:h>
      <text:p text:style-name="P1">Gains +4 Mult if played hand contains a Full House</text:p>
      <text:p text:style-name="P1">(Currently +0 Mult)</text:p>
      <text:h text:style-name="P2" text:outline-level="2">Orgako</text:h>
      <text:p text:style-name="Text_20_body"/>
      <text:h text:style-name="P2" text:outline-level="2">Alliumaid</text:h>
      <text:p text:style-name="Text_20_body"/>
      <text:h text:style-name="P2" text:outline-level="2">Expi-Four</text:h>
      <text:p text:style-name="Text_20_body"/>
      <text:h text:style-name="P2" text:outline-level="2"><text:soft-page-break/>Octosquish</text:h>
      <text:p text:style-name="P1">Uncommon</text:p>
      <text:h text:style-name="P2" text:outline-level="2">Trash Cymbal</text:h>
      <text:p text:style-name="P3">Uncommon</text:p>
      <text:p text:style-name="P4"/>
      <text:p text:style-name="P3">+111 chips on odd numbered rounds</text:p>
      <text:p text:style-name="P3">+20 mult on even numbered rounds</text:p>
      <text:p text:style-name="P3"/>
      <text:p text:style-name="P5">On odd numbered rounds, gains X0.1 Mult for each Ace triggered.</text:p>
      <text:p text:style-name="P1">(Currently X1 Mult)</text:p>
      <text:h text:style-name="P2" text:outline-level="2">Dormana</text:h>
      <text:p text:style-name="Text_20_body"/>
      <text:h text:style-name="P2" text:outline-level="2">Nnoygon</text:h>
      <text:p text:style-name="Text_20_body"/>
      <text:h text:style-name="P2" text:outline-level="2">Organe</text:h>
      <text:p text:style-name="Text_20_body"/>
      <text:h text:style-name="P2" text:outline-level="2">Robby</text:h>
      <text:p text:style-name="Text_20_body"/>
      <text:h text:style-name="P2" text:outline-level="2">Vack</text:h>
      <text:p text:style-name="P1">Gains X0.1 Mult for each card triggered. Resets when Boss Blind is defeated.</text:p>
      <text:p text:style-name="Text_20_body"/>
      <text:p text:style-name="P1">(Currently X1 Mult)</text:p>
      <text:p text:style-name="P1">(Reset is notified as Clean)</text:p>
      <text:h text:style-name="P2" text:outline-level="2">Rallentando</text:h>
      <text:p text:style-name="Text_20_body"/>
      <text:h text:style-name="P2" text:outline-level="2"><text:soft-page-break/>Sem Oh Seaga</text:h>
      <text:h text:style-name="P2" text:outline-level="2">Athenerd</text:h>
      <text:h text:style-name="P2" text:outline-level="2">Kass Bick</text:h>
      <text:h text:style-name="P2" text:outline-level="2"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<text:soft-page-break/>???</text:h>
      <text:p text:style-name="P1">Legendary</text:p>
      <text:p text:style-name="Text_20_body"/>
      <text:p text:style-name="P1">When Blind is selected, destroy all jokers and gain X<text:span text:style-name="T1">1</text:span> Mult from each Joker <text:span text:style-name="T1">destroyed</text:span>.</text:p>
      <text:p text:style-name="P6">(Currently X1 Mult)</text:p>
      <text:p text:style-name="Text_20_body"><text:line-break/><text:span text:style-name="T1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2T17:12:53.666289200</dc:date>
    <meta:editing-duration>PT17M40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78" meta:word-count="270" meta:character-count="1546" meta:non-whitespace-character-count="1353"/>
  </office:meta>
</office:document-meta>
</file>